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e345" officeooo:paragraph-rsid="0015e345"/>
    </style:style>
    <style:style style:name="P2" style:family="paragraph" style:parent-style-name="Standard" style:list-style-name="L1">
      <style:text-properties officeooo:rsid="001ccd5b" officeooo:paragraph-rsid="001ccd5b"/>
    </style:style>
    <style:style style:name="T1" style:family="text">
      <style:text-properties officeooo:rsid="0017dc34"/>
    </style:style>
    <style:style style:name="T2" style:family="text">
      <style:text-properties officeooo:rsid="0018a376"/>
    </style:style>
    <style:style style:name="T3" style:family="text">
      <style:text-properties officeooo:rsid="001d5abc"/>
    </style:style>
    <style:style style:name="T4" style:family="text">
      <style:text-properties fo:font-style="italic" officeooo:rsid="0018a376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achemire est une région que se partagent aujourd’hui l’Inde, le Pakistant et la Chine <text:span text:style-name="T1">qui sont ainsi tout trois limitrophes</text:span>. Il s’agit d’un espace contesté par ces trois pays et qui porte les marques de nombreux conflits. <text:span text:style-name="T2">Initialement une principauté, le Cachemire a commencé à se diviser après la première guerre indo-pakistanaise en 1947. Les revendications continuent encore aujourd’hui mais </text:span><text:span text:style-name="T4">le conflit est suffisamment au repos pour dire que les risques d’hostilité ont un taux de probabilité très faible. </text:span><text:span text:style-name="T2">Bien que chaque pays respecte des lignes de contrôle, on note des </text:span></text:p>
      <text:p text:style-name="P1"/>
      <text:list xml:id="list8540322281313228389" text:style-name="L1">
        <text:list-item>
          <text:p text:style-name="P2">Inde et Pakistant : le <text:span text:style-name="T3">cœur</text:span> du problème</text:p>
        </text:list-item>
        <text:list-item>
          <text:p text:style-name="P2">La Chine : un besoin stratégique</text:p>
        </text:list-item>
        <text:list-item>
          <text:p text:style-name="P2">Un problème en suspe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00:19:17.755000000</meta:creation-date>
    <dc:date>2016-06-06T12:51:45.958000000</dc:date>
    <meta:editing-duration>PT1H4M5S</meta:editing-duration>
    <meta:editing-cycles>6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4" meta:word-count="113" meta:character-count="679" meta:non-whitespace-character-count="572"/>
  </office:meta>
</office:document-meta>
</file>